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36pt" style:text-underline-style="solid" style:text-underline-width="auto" style:text-underline-color="font-color" fo:font-weight="bold" style:font-size-asian="36pt" style:font-weight-asian="bold" style:font-size-complex="36pt"/>
    </style:style>
    <style:style style:name="P5" style:family="paragraph" style:parent-style-name="Standard" style:list-style-name="WW8Num1"/>
    <style:style style:name="P6" style:family="paragraph" style:parent-style-name="Standard" style:list-style-name="WW8Num2"/>
    <style:style style:name="P7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b61d9" officeooo:paragraph-rsid="000b61d9" style:font-size-asian="20pt" style:font-weight-asian="bold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b61d9" officeooo:paragraph-rsid="000b61d9" style:font-size-asian="20pt" style:font-weight-asian="bold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b61d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61d9" officeooo:paragraph-rsid="000b61d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0b7" officeooo:paragraph-rsid="000bb0b7" style:font-size-asian="10.5pt" style:font-weight-asian="normal" style:font-size-complex="12pt" style:font-weight-complex="normal"/>
    </style:style>
    <style:style style:name="T1" style:family="text">
      <style:text-properties officeooo:rsid="0009692d"/>
    </style:style>
    <style:style style:name="T2" style:family="text">
      <style:text-properties officeooo:rsid="000bb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nnis’ File Name Format</text:p>
      <text:p text:style-name="P10"/>
      <text:p text:style-name="P9">LICENSE</text:p>
      <text:p text:style-name="P12"><text:s text:c="4"/>Copyright (c) <text:s/><text:span text:style-name="T2">2023</text:span> <text:s/><text:span text:style-name="T2">Dennis Earl Smiley</text:span>.</text:p>
      <text:p text:style-name="P12"><text:s text:c="4"/>Permission is granted to copy, distribute and/or modify this document</text:p>
      <text:p text:style-name="P12"><text:s text:c="4"/>under the terms of the GNU Free Documentation License, Version 1.3</text:p>
      <text:p text:style-name="P12"><text:s text:c="4"/>or any later version published by the Free Software Foundation;</text:p>
      <text:p text:style-name="P12"><text:s text:c="4"/>with no Invariant Sections, no Front-Cover Texts, and no Back-Cover Texts.</text:p>
      <text:p text:style-name="P12"><text:s text:c="4"/>A copy of the license is included in the section entitled "GNU</text:p>
      <text:p text:style-name="P12"><text:s text:c="4"/>Free Documentation License".</text:p>
      <text:p text:style-name="P11"/>
      <text:p text:style-name="P8">CHANGELOG</text:p>
      <text:p text:style-name="P13">a-a-a Origional – The first complete version.</text:p>
      <text:p text:style-name="P12"/>
      <text:p text:style-name="P2">PURPOSE</text:p>
      <text:p text:style-name="Standard">Dennis’ File Name Format is a standard way of naming files and folders. It must be used when files created may need to be accessed from DOS or in a DOS way. It can also be used when files don’t need DOS, if desired by the user.</text:p>
      <text:p text:style-name="Standard"/>
      <text:p text:style-name="P2">EXPLANATION</text:p>
      <text:list xml:id="list1563263097" text:style-name="WW8Num1">
        <text:list-item>
          <text:p text:style-name="P5">Files need underscore used instead of a space</text:p>
        </text:list-item>
        <text:list-item>
          <text:p text:style-name="P5">Use the 3 letter extension in most cases (for example: .jpg instead of .jpeg)</text:p>
        </text:list-item>
        <text:list-item>
          <text:p text:style-name="P5">If separators need to be used, then use underscore or dash in most cases</text:p>
        </text:list-item>
        <text:list-item>
          <text:p text:style-name="P5">If versions are desired, use <text:a xlink:type="simple" xlink:href="../Dennis_Number_Format.odt" text:style-name="Internet_20_link" text:visited-style-name="Visited_20_Internet_20_Link"><text:span text:style-name="Internet_20_link">Dennis’ Number Format</text:span></text:a> <text:span text:style-name="T1">or </text:span><text:a xlink:type="simple" xlink:href="../Dennis_Version_Format.odt" text:style-name="Internet_20_link" text:visited-style-name="Visited_20_Internet_20_Link"><text:span text:style-name="T1">Dennis’ Version Format</text:span></text:a><text:span text:style-name="T1"> </text:span>after a separator</text:p>
        </text:list-item>
      </text:list>
      <text:p text:style-name="Standard"/>
      <text:p text:style-name="P2">PROGRAM SPECIFIC INFORMATION</text:p>
      <text:p text:style-name="P1"/>
      <text:p text:style-name="P3">AUTOCAD</text:p>
      <text:list xml:id="list3068834656" text:style-name="WW8Num2">
        <text:list-item>
          <text:p text:style-name="P6">Files should be named after the object and then the version. There should be a version for each time the thing is worked on</text:p>
        </text:list-item>
        <text:list-item>
          <text:p text:style-name="P6">The versions should be stored in a folder named after the object</text:p>
        </text:list-item>
        <text:list-item>
          <text:p text:style-name="P6">Use save right after save as or you might lose work</text:p>
        </text:list-item>
        <text:list-item>
          <text:p text:style-name="P6">After the drawing is finished, move all files into a folder named temp. Then copy the most recent version back and remove the version information</text:p>
        </text:list-item>
        <text:list-item>
          <text:p text:style-name="P6">Further revisions after a complete drawing use –Rev_# at the end (replace # with the revision number). If the revisions are complicated, then the version rules appl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nnis’ File Name Format</dc:title>
    <meta:initial-creator>Dennis Earl Smiley</meta:initial-creator>
    <meta:creation-date>2007-03-19T11:17:00</meta:creation-date>
    <dc:date>2023-03-28T23:01:46.647055279</dc:date>
    <meta:editing-cycles>18</meta:editing-cycles>
    <meta:editing-duration>PT16M11S</meta:editing-duration>
    <meta:generator>LibreOffice/7.3.7.2$Linux_X86_64 LibreOffice_project/30$Build-2</meta:generator>
    <meta:document-statistic meta:table-count="0" meta:image-count="0" meta:object-count="0" meta:page-count="1" meta:paragraph-count="25" meta:word-count="287" meta:character-count="1641" meta:non-whitespace-character-count="1357"/>
  </office:meta>
</office:document-meta>
</file>